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altoDataBufferToXmlEvent.increaseByteCount( DataBuffer data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altoDataBufferToXmlEvent.apply( DataBuffer dataBuff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altoDataBufferToXmlEvent.endOf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Decoder.decode( Publisher &lt; DataBuffer &gt; input , ResolvableType elementType , @ Nullable MimeType mimeType , @ Nullable Map &lt; String , Object &gt;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EventDecoder.XmlEvent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altoDataBufferToXmlEvent.checkDepthAndResetByteCount( XML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altoDataBufferToXmlEvent.raiseLimi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Decoder.setMaxInMemorySize( int by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Decoder.getMaxInMemor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altoDataBufferToXmlEvent.AaltoDataBufferToXmlEvent( int maxInMemor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